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917" officeooo:paragraph-rsid="000b4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Fre PD → Trie cicle → Crear UT → aparecen los RA que haya (con + desplegamos sus CE):</text:p>
      <text:p text:style-name="P1">- poses títol</text:p>
      <text:p text:style-name="P1">- selecc. RA relacionats amb eixa UT</text:p>
      <text:p text:style-name="P1"/>
      <text:p text:style-name="P1">Paso 3: taula amb</text:p>
      <text:p text:style-name="P1">- Títol UT</text:p>
      <text:p text:style-name="P1">- columnes per a RA amb x marcad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03:55.640633688</meta:creation-date>
    <dc:date>2024-03-07T16:10:38.173750357</dc:date>
    <meta:editing-duration>PT6M43S</meta:editing-duration>
    <meta:editing-cycles>1</meta:editing-cycles>
    <meta:document-statistic meta:table-count="0" meta:image-count="0" meta:object-count="0" meta:page-count="1" meta:paragraph-count="6" meta:word-count="44" meta:character-count="194" meta:non-whitespace-character-count="156"/>
    <meta:generator>LibreOffice/7.3.7.2$Linux_X86_64 LibreOffice_project/30$Build-2</meta:generator>
  </office:meta>
</office:document-meta>
</file>